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yriad-pro" svg:font-family="myriad-pro, Arial, sans-serif"/>
  </office:font-face-decls>
  <office:automatic-styles>
    <style:style style:name="P1" style:family="paragraph" style:parent-style-name="Standard">
      <style:paragraph-properties fo:text-align="center" style:justify-single-word="false"/>
      <style:text-properties officeooo:rsid="0004851e" officeooo:paragraph-rsid="0004851e"/>
    </style:style>
    <style:style style:name="P2" style:family="paragraph" style:parent-style-name="Standard">
      <style:paragraph-properties fo:text-align="center" style:justify-single-word="false"/>
      <style:text-properties fo:font-size="15pt" fo:font-weight="bold" officeooo:rsid="0004851e" officeooo:paragraph-rsid="0004851e" style:font-size-asian="15pt" style:font-weight-asian="bold" style:font-size-complex="15pt" style:font-weight-complex="bold"/>
    </style:style>
    <style:style style:name="P3" style:family="paragraph" style:parent-style-name="Standard">
      <style:text-properties style:font-name="Liberation Serif"/>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8"/>
    <style:style style:name="P22" style:family="paragraph" style:parent-style-name="Text_20_body" style:list-style-name="L19"/>
    <style:style style:name="P23" style:family="paragraph" style:parent-style-name="Text_20_body" style:list-style-name="L20"/>
    <style:style style:name="P24" style:family="paragraph" style:parent-style-name="Text_20_body" style:list-style-name="L21"/>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iffraction. Application.</text:p>
      <text:p text:style-name="P1"/>
      <text:h text:style-name="Heading_20_3" text:outline-level="3">1. Introduction</text:h>
      <text:p text:style-name="Text_20_body"><text:span text:style-name="Strong_20_Emphasis">Objectives:</text:span></text:p>
      <text:list xml:id="list2614326979" text:style-name="L1">
        <text:list-item>
          <text:p text:style-name="P4">Introduce diffraction as a fundamental wave phenomenon.</text:p>
        </text:list-item>
        <text:list-item>
          <text:p text:style-name="P4">Provide historical context to appreciate the development of wave theory and its relevance to diffraction.</text:p>
        </text:list-item>
      </text:list>
      <text:h text:style-name="Heading_20_3" text:outline-level="3">2. Theoretical Framework</text:h>
      <text:p text:style-name="Text_20_body"><text:span text:style-name="Strong_20_Emphasis">Objectives:</text:span></text:p>
      <text:list xml:id="list2580375953" text:style-name="L2">
        <text:list-item>
          <text:p text:style-name="P5">Explore the theoretical underpinnings of wave-particle duality.</text:p>
        </text:list-item>
        <text:list-item>
          <text:p text:style-name="P5">Introduce the de Broglie hypothesis and its implications.</text:p>
        </text:list-item>
        <text:list-item>
          <text:p text:style-name="P5">Compare diffraction patterns across different wavelength ranges, emphasizing differences between light, X-rays, and electrons.</text:p>
          <text:list>
            <text:list-item>
              <text:p text:style-name="P5">Calculate the de Broglie wavelength for various particles.</text:p>
            </text:list-item>
            <text:list-item>
              <text:p text:style-name="P5">Compare diffraction effects across different types of waves and particles.</text:p>
            </text:list-item>
          </text:list>
        </text:list-item>
      </text:list>
      <text:h text:style-name="Heading_20_3" text:outline-level="3">3. Diffraction of Electrons</text:h>
      <text:p text:style-name="Text_20_body"><text:span text:style-name="Strong_20_Emphasis">Objectives:</text:span></text:p>
      <text:list xml:id="list3286031911" text:style-name="L3">
        <text:list-item>
          <text:p text:style-name="P6">Investigate experiments confirming electron diffraction.</text:p>
        </text:list-item>
        <text:list-item>
          <text:p text:style-name="P6">Interpret electron diffraction patterns.</text:p>
        </text:list-item>
      </text:list>
      <text:h text:style-name="Heading_20_3" text:outline-level="3">4. Theory for Modeling Diffraction of Electrons</text:h>
      <text:p text:style-name="Text_20_body"><text:span text:style-name="Strong_20_Emphasis">Objectives:</text:span></text:p>
      <text:list xml:id="list2011492940" text:style-name="L4">
        <text:list-item>
          <text:p text:style-name="P7">Provide a mathematical framework for understanding electron diffraction.</text:p>
        </text:list-item>
        <text:list-item>
          <text:p text:style-name="P7">Discuss key concepts including Bragg's Law, calculation of diffraction angles, the Schrödinger equation, and wavefunction probability densities.</text:p>
          <text:list>
            <text:list-item>
              <text:p text:style-name="P7">Calculate diffraction angles for practical scenarios.</text:p>
            </text:list-item>
            <text:list-item>
              <text:p text:style-name="P7">Understand the Schrödinger equation and its solutions for electrons.</text:p>
            </text:list-item>
            <text:list-item>
              <text:p text:style-name="P7">Interpret diffraction patterns using wavefunction probabilities.</text:p>
            </text:list-item>
          </text:list>
        </text:list-item>
      </text:list>
      <text:h text:style-name="Heading_20_3" text:outline-level="3">5. Applications of Electron Diffraction</text:h>
      <text:p text:style-name="Text_20_body"><text:span text:style-name="Strong_20_Emphasis">Objectives:</text:span></text:p>
      <text:list xml:id="list419414342" text:style-name="L5">
        <text:list-item>
          <text:p text:style-name="P8">Explore diverse applications of electron diffraction in fields such as material science, surface science, and nanotechnology.</text:p>
        </text:list-item>
        <text:list-item>
          <text:p text:style-name="P8">Detail devices and techniques like MEB (Microstructural Electron Beam), TEM (Transmission Electron Microscopy), and SEM (Scanning Electron Microscopy).</text:p>
          <text:list>
            <text:list-item>
              <text:p text:style-name="P8"><text:soft-page-break/>Identify how electron diffraction is used to determine crystal structures and detect material defects.</text:p>
            </text:list-item>
            <text:list-item>
              <text:p text:style-name="P8">Understand the principles of MEB and its applications.</text:p>
            </text:list-item>
            <text:list-item>
              <text:p text:style-name="P8">Explore the use of electron diffraction in nanotechnology and electron microscopy.</text:p>
            </text:list-item>
          </text:list>
        </text:list-item>
      </text:list>
      <text:p text:style-name="Text_20_body"/>
      <text:h text:style-name="Heading_20_4" text:outline-level="4"/>
      <text:h text:style-name="Heading_20_3" text:outline-level="3">Objectives for the Entire Module:</text:h>
      <text:list xml:id="list3781611458" text:style-name="L6">
        <text:list-item>
          <text:p text:style-name="P9">Develop a comprehensive understanding of diffraction, especially electron diffraction.</text:p>
        </text:list-item>
        <text:list-item>
          <text:p text:style-name="P9">Gain practical experience through experiments and data analysis.</text:p>
        </text:list-item>
        <text:list-item>
          <text:p text:style-name="P9">Apply theoretical knowledge to real-world applications and technological advancements.</text:p>
        </text:list-item>
        <text:list-item>
          <text:p text:style-name="P9">Prepare for advanced studies and research in quantum technology and related fields.</text:p>
        </text:list-item>
      </text:list>
      <text:p text:style-name="Standard"/>
      <text:p text:style-name="Standard"/>
      <text:p text:style-name="Standard"/>
      <text:p text:style-name="P3"/>
      <text:p text:style-name="P3"/>
      <text:p text:style-name="P3">Application.</text:p>
      <text:p text:style-name="P3"/>
      <text:p text:style-name="P3">1.L'EBSD (Electron BackScattered Diffraction) dans un microscope électronique à balayage est devenue depuis quelques années une technique très utilisée, en particulier en métallurgie pour la caractérisation simultanément de la microstructure et de la texture cristallographique locale des matériaux polycristallins. Elle permet d'accéder non seulement à des cartographies d'orientations mais aussi à celles des phases. De plus, grâce à elle, il est possible d'estimer des déformations élastiques et plastiques, ainsi que l'énergie emmagasinée par les grains au cours de la déformation. </text:p>
      <text:p text:style-name="P3"/>
      <text:p text:style-name="P3">Растровый электронный микроскоп (Microscopie électronique à balayage)</text:p>
      <text:p text:style-name="P3"/>
      <text:p text:style-name="Standard"/>
      <text:p text:style-name="Standard"/>
      <text:h text:style-name="Heading_20_2" text:outline-level="2">Module: Diffraction of Electrons</text:h>
      <text:h text:style-name="Heading_20_3" text:outline-level="3">Introduction to Electron Diffraction</text:h>
      <text:list xml:id="list3728382597" text:style-name="L7">
        <text:list-item>
          <text:p text:style-name="P10"><text:span text:style-name="Strong_20_Emphasis">Overview:</text:span> Introduce the concept of electron diffraction as a phenomenon where electrons exhibit wave-like behavior when interacting with obstacles or diffracting elements.</text:p>
        </text:list-item>
        <text:list-item>
          <text:p text:style-name="P10"><text:span text:style-name="Strong_20_Emphasis">Historical Context:</text:span> Provide a brief history of electron diffraction, highlighting key experiments and scientists who contributed to its discovery and understanding.</text:p>
        </text:list-item>
        <text:list-item>
          <text:p text:style-name="P10"><text:span text:style-name="Strong_20_Emphasis">Importance:</text:span> Explain the significance of electron diffraction in modern physics and its applications in various fields, including material science, nanotechnology, and quantum mechanics.</text:p>
        </text:list-item>
      </text:list>
      <text:h text:style-name="Heading_20_3" text:outline-level="3"><text:soft-page-break/>Wave-Particle Duality</text:h>
      <text:list xml:id="list2556358363" text:style-name="L8">
        <text:list-item>
          <text:p text:style-name="P11"><text:span text:style-name="Strong_20_Emphasis">Conceptual Background:</text:span> Discuss the concept of wave-particle duality, emphasizing how electrons can exhibit both particle-like and wave-like behavior under different experimental conditions.</text:p>
        </text:list-item>
        <text:list-item>
          <text:p text:style-name="P11"><text:span text:style-name="Strong_20_Emphasis">De Broglie Hypothesis:</text:span> Introduce Louis de Broglie's hypothesis proposing that particles, including electrons, have wave-like properties with wavelengths inversely proportional to their momentum.</text:p>
        </text:list-item>
        <text:list-item>
          <text:p text:style-name="P11"><text:span text:style-name="Strong_20_Emphasis">Mathematical Formulation:</text:span> Provide equations to calculate the de Broglie wavelength of electrons and explain its implications in the context of electron diffraction experiments.</text:p>
        </text:list-item>
      </text:list>
      <text:h text:style-name="Heading_20_3" text:outline-level="3">Experimental Confirmation of Electron Diffraction</text:h>
      <text:list xml:id="list1242405084" text:style-name="L9">
        <text:list-item>
          <text:p text:style-name="P12"><text:span text:style-name="Strong_20_Emphasis">Davisson-Germer Experiment:</text:span> Describe the landmark experiment conducted by Clinton Davisson and Lester Germer in 1927, which provided direct evidence of electron diffraction and supported the wave nature of electrons.</text:p>
        </text:list-item>
        <text:list-item>
          <text:p text:style-name="P12"><text:span text:style-name="Strong_20_Emphasis">Other Experimental Observations:</text:span> Discuss additional experiments that confirmed electron diffraction, such as Thomson's experiments with cathode rays and modern experiments using electron microscopes.</text:p>
        </text:list-item>
      </text:list>
      <text:h text:style-name="Heading_20_3" text:outline-level="3">Understanding Diffraction Patterns</text:h>
      <text:list xml:id="list3398765385" text:style-name="L10">
        <text:list-item>
          <text:p text:style-name="P13"><text:span text:style-name="Strong_20_Emphasis">Interference and Diffraction:</text:span> Explain how electron diffraction patterns are formed through the interference and diffraction of electron waves when passing through a crystalline lattice or other periodic structures.</text:p>
        </text:list-item>
        <text:list-item>
          <text:p text:style-name="P13"><text:span text:style-name="Strong_20_Emphasis">Diffraction Gratings:</text:span> Introduce the concept of diffraction gratings and how they can be used to produce electron diffraction patterns with specific characteristics.</text:p>
        </text:list-item>
        <text:list-item>
          <text:p text:style-name="P13"><text:span text:style-name="Strong_20_Emphasis">Analysis of Patterns:</text:span> Teach students how to interpret diffraction patterns to extract information about the structure and properties of materials.</text:p>
        </text:list-item>
      </text:list>
      <text:h text:style-name="Heading_20_3" text:outline-level="3">Applications of Electron Diffraction</text:h>
      <text:list xml:id="list2182313525" text:style-name="L11">
        <text:list-item>
          <text:p text:style-name="P14"><text:span text:style-name="Strong_20_Emphasis">Material Science:</text:span> Explore how electron diffraction is used to analyze the crystal structure of materials, identify phases, and study defects such as dislocations and grain boundaries.</text:p>
        </text:list-item>
        <text:list-item>
          <text:p text:style-name="P14"><text:span text:style-name="Strong_20_Emphasis">Nanotechnology:</text:span> Discuss applications of electron diffraction in nanoscale characterization, including imaging nanoparticles, studying surface morphology, and investigating nanoscale devices.</text:p>
        </text:list-item>
        <text:list-item>
          <text:p text:style-name="P14"><text:span text:style-name="Strong_20_Emphasis">Quantum Mechanics:</text:span> Connect electron diffraction to fundamental concepts in quantum mechanics, such as wavefunction probability densities and the Schrödinger equation, highlighting the wave-particle duality of matter.</text:p>
        </text:list-item>
      </text:list>
      <text:h text:style-name="Heading_20_3" text:outline-level="3">Practical Exercises and Demonstrations</text:h>
      <text:list xml:id="list2673219191" text:style-name="L12">
        <text:list-item>
          <text:p text:style-name="P15"><text:span text:style-name="Strong_20_Emphasis">Simulation Activities:</text:span> Provide interactive simulations or virtual experiments that allow students to explore electron diffraction phenomena and manipulate parameters to observe changes in diffraction patterns.</text:p>
        </text:list-item>
        <text:list-item>
          <text:p text:style-name="P15"><text:soft-page-break/><text:span text:style-name="Strong_20_Emphasis">Laboratory Exercises:</text:span> Design hands-on laboratory experiments where students can perform electron diffraction measurements using electron microscopes or diffraction setups, analyze data, and compare results with theoretical predictions.</text:p>
        </text:list-item>
        <text:list-item>
          <text:p text:style-name="P15"><text:span text:style-name="Strong_20_Emphasis">Problem-Solving Exercises:</text:span> Present students with theoretical and practical problems related to electron diffraction, challenging them to apply their knowledge of wave-particle duality and diffraction principles to solve problems and make predictions.</text:p>
        </text:list-item>
      </text:list>
      <text:h text:style-name="Heading_20_3" text:outline-level="3">Conclusion</text:h>
      <text:list xml:id="list875830489" text:style-name="L13">
        <text:list-item>
          <text:p text:style-name="P16"><text:span text:style-name="Strong_20_Emphasis">Summary:</text:span> Recap key concepts covered in the module, including the wave-particle duality of electrons, experimental evidence for electron diffraction, interpretation of diffraction patterns, and applications of electron diffraction in various fields.</text:p>
        </text:list-item>
        <text:list-item>
          <text:p text:style-name="P16"><text:span text:style-name="Strong_20_Emphasis">Future Directions:</text:span> Encourage students to explore advanced topics in electron diffraction and quantum mechanics, suggesting potential areas for further research and study.</text:p>
        </text:list-item>
      </text:list>
      <text:p text:style-name="Horizontal_20_Line"/>
      <text:p text:style-name="Text_20_body">This module provides students with a comprehensive introduction to electron diffraction, covering theoretical concepts, experimental evidence, practical applications, and opportunities for hands-on learning and exploration.</text:p>
      <text:p text:style-name="Text_20_body">can you add material general about diffraction</text:p>
      <text:p text:style-name="Text_20_body">Of course! Here's the revised module outline with a general section on diffraction added:</text:p>
      <text:p text:style-name="Horizontal_20_Line"/>
      <text:h text:style-name="Heading_20_2" text:outline-level="2">Module: Diffraction of Electrons</text:h>
      <text:h text:style-name="Heading_20_3" text:outline-level="3">Introduction to Diffraction</text:h>
      <text:list xml:id="list1296880282" text:style-name="L14">
        <text:list-item>
          <text:p text:style-name="P17"><text:span text:style-name="Strong_20_Emphasis">Overview:</text:span> Define diffraction as the bending and spreading of waves when encountering obstacles or passing through narrow openings. Emphasize its importance in understanding wave behavior and its applications in various scientific disciplines.</text:p>
        </text:list-item>
        <text:list-item>
          <text:p text:style-name="P17"><text:span text:style-name="Strong_20_Emphasis">Historical Context:</text:span> Provide a brief history of diffraction, tracing its roots to early experiments by scientists such as Francesco Grimaldi and Thomas Young, who observed diffraction patterns in light.</text:p>
        </text:list-item>
        <text:list-item>
          <text:p text:style-name="P17"><text:span text:style-name="Strong_20_Emphasis">Types of Diffraction:</text:span> Introduce the distinction between Fraunhofer diffraction (far-field diffraction) and Fresnel diffraction (near-field diffraction), highlighting their differences in experimental setup and mathematical treatment.</text:p>
        </text:list-item>
        <text:list-item>
          <text:p text:style-name="P17"><text:span text:style-name="Strong_20_Emphasis">Applications:</text:span> Discuss the wide-ranging applications of diffraction phenomena in fields such as optics, acoustics, radio waves, X-rays, and electron microscopy.</text:p>
        </text:list-item>
      </text:list>
      <text:h text:style-name="Heading_20_3" text:outline-level="3">Introduction to Electron Diffraction</text:h>
      <text:list xml:id="list1837504363" text:style-name="L15">
        <text:list-item>
          <text:p text:style-name="P18"><text:span text:style-name="Strong_20_Emphasis">Overview:</text:span> Introduce the concept of electron diffraction as a phenomenon where electrons exhibit wave-like behavior when interacting with obstacles or diffracting elements.</text:p>
        </text:list-item>
        <text:list-item>
          <text:p text:style-name="P18"><text:soft-page-break/><text:span text:style-name="Strong_20_Emphasis">Historical Context:</text:span> Provide a brief history of electron diffraction, highlighting key experiments and scientists who contributed to its discovery and understanding.</text:p>
        </text:list-item>
        <text:list-item>
          <text:p text:style-name="P18"><text:span text:style-name="Strong_20_Emphasis">Importance:</text:span> Explain the significance of electron diffraction in modern physics and its applications in various fields, including material science, nanotechnology, and quantum mechanics.</text:p>
        </text:list-item>
      </text:list>
      <text:h text:style-name="Heading_20_3" text:outline-level="3">Wave-Particle Duality</text:h>
      <text:list xml:id="list1783369214" text:style-name="L16">
        <text:list-item>
          <text:p text:style-name="P19"><text:span text:style-name="Strong_20_Emphasis">Conceptual Background:</text:span> Discuss the concept of wave-particle duality, emphasizing how electrons can exhibit both particle-like and wave-like behavior under different experimental conditions.</text:p>
        </text:list-item>
        <text:list-item>
          <text:p text:style-name="P19"><text:span text:style-name="Strong_20_Emphasis">De Broglie Hypothesis:</text:span> Introduce Louis de Broglie's hypothesis proposing that particles, including electrons, have wave-like properties with wavelengths inversely proportional to their momentum.</text:p>
        </text:list-item>
        <text:list-item>
          <text:p text:style-name="P19"><text:span text:style-name="Strong_20_Emphasis">Mathematical Formulation:</text:span> Provide equations to calculate the de Broglie wavelength of electrons and explain its implications in the context of electron diffraction experiments.</text:p>
        </text:list-item>
      </text:list>
      <text:h text:style-name="Heading_20_3" text:outline-level="3">Experimental Confirmation of Electron Diffraction</text:h>
      <text:list xml:id="list2409461211" text:style-name="L17">
        <text:list-item>
          <text:p text:style-name="P20"><text:span text:style-name="Strong_20_Emphasis">Davisson-Germer Experiment:</text:span> Describe the landmark experiment conducted by Clinton Davisson and Lester Germer in 1927, which provided direct evidence of electron diffraction and supported the wave nature of electrons.</text:p>
        </text:list-item>
        <text:list-item>
          <text:p text:style-name="P20"><text:span text:style-name="Strong_20_Emphasis">Other Experimental Observations:</text:span> Discuss additional experiments that confirmed electron diffraction, such as Thomson's experiments with cathode rays and modern experiments using electron microscopes.</text:p>
        </text:list-item>
      </text:list>
      <text:h text:style-name="Heading_20_3" text:outline-level="3">Understanding Diffraction Patterns</text:h>
      <text:list xml:id="list1578463015" text:style-name="L18">
        <text:list-item>
          <text:p text:style-name="P21"><text:span text:style-name="Strong_20_Emphasis">Interference and Diffraction:</text:span> Explain how electron diffraction patterns are formed through the interference and diffraction of electron waves when passing through a crystalline lattice or other periodic structures.</text:p>
        </text:list-item>
        <text:list-item>
          <text:p text:style-name="P21"><text:span text:style-name="Strong_20_Emphasis">Diffraction Gratings:</text:span> Introduce the concept of diffraction gratings and how they can be used to produce electron diffraction patterns with specific characteristics.</text:p>
        </text:list-item>
        <text:list-item>
          <text:p text:style-name="P21"><text:span text:style-name="Strong_20_Emphasis">Analysis of Patterns:</text:span> Teach students how to interpret diffraction patterns to extract information about the structure and properties of materials.</text:p>
        </text:list-item>
      </text:list>
      <text:h text:style-name="Heading_20_3" text:outline-level="3">Applications of Electron Diffraction</text:h>
      <text:list xml:id="list3423744519" text:style-name="L19">
        <text:list-item>
          <text:p text:style-name="P22"><text:span text:style-name="Strong_20_Emphasis">Material Science:</text:span> Explore how electron diffraction is used to analyze the crystal structure of materials, identify phases, and study defects such as dislocations and grain boundaries.</text:p>
        </text:list-item>
        <text:list-item>
          <text:p text:style-name="P22"><text:span text:style-name="Strong_20_Emphasis">Nanotechnology:</text:span> Discuss applications of electron diffraction in nanoscale characterization, including imaging nanoparticles, studying surface morphology, and investigating nanoscale devices.</text:p>
        </text:list-item>
        <text:list-item>
          <text:p text:style-name="P22"><text:soft-page-break/><text:span text:style-name="Strong_20_Emphasis">Quantum Mechanics:</text:span> Connect electron diffraction to fundamental concepts in quantum mechanics, such as wavefunction probability densities and the Schrödinger equation, highlighting the wave-particle duality of matter.</text:p>
        </text:list-item>
      </text:list>
      <text:h text:style-name="Heading_20_3" text:outline-level="3">Practical Exercises and Demonstrations</text:h>
      <text:list xml:id="list448888028" text:style-name="L20">
        <text:list-item>
          <text:p text:style-name="P23"><text:span text:style-name="Strong_20_Emphasis">Simulation Activities:</text:span> Provide interactive simulations or virtual experiments that allow students to explore electron diffraction phenomena and manipulate parameters to observe changes in diffraction patterns.</text:p>
        </text:list-item>
        <text:list-item>
          <text:p text:style-name="P23"><text:span text:style-name="Strong_20_Emphasis">Laboratory Exercises:</text:span> Design hands-on laboratory experiments where students can perform electron diffraction measurements using electron microscopes or diffraction setups, analyze data, and compare results with theoretical predictions.</text:p>
        </text:list-item>
        <text:list-item>
          <text:p text:style-name="P23"><text:span text:style-name="Strong_20_Emphasis">Problem-Solving Exercises:</text:span> Present students with theoretical and practical problems related to electron diffraction, challenging them to apply their knowledge of wave-particle duality and diffraction principles to solve problems and make predictions.</text:p>
        </text:list-item>
      </text:list>
      <text:h text:style-name="Heading_20_3" text:outline-level="3">Conclusion</text:h>
      <text:list xml:id="list2350601160" text:style-name="L21">
        <text:list-item>
          <text:p text:style-name="P24"><text:span text:style-name="Strong_20_Emphasis">Summary:</text:span> Recap key concepts covered in the module, including the wave-particle duality of electrons, experimental evidence for electron diffraction, interpretation of diffraction patterns, and applications of electron diffraction in various fields.</text:p>
        </text:list-item>
        <text:list-item>
          <text:p text:style-name="P24"><text:span text:style-name="Strong_20_Emphasis">Future Directions:</text:span> Encourage students to explore advanced topics in electron diffraction and quantum mechanics, suggesting potential areas for further research and study.</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yriad-pro" svg:font-family="myriad-pr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7T15:43:18.853115638</meta:creation-date>
    <dc:date>2024-05-21T14:48:29.685691089</dc:date>
    <meta:editing-duration>PT12M45S</meta:editing-duration>
    <meta:editing-cycles>2</meta:editing-cycles>
    <meta:generator>LibreOffice/7.3.7.2$Linux_X86_64 LibreOffice_project/30$Build-2</meta:generator>
    <meta:document-statistic meta:table-count="0" meta:image-count="0" meta:object-count="0" meta:page-count="6" meta:paragraph-count="100" meta:word-count="1550" meta:character-count="12035" meta:non-whitespace-character-count="10649"/>
  </office:meta>
</office:document-meta>
</file>